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theAssignment50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Assignment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eAssignment50" style:display-name="PageStyle_theAssignment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